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24e9"/>
    </style:style>
    <style:style style:name="T1" style:family="text">
      <style:text-properties officeooo:rsid="002024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1">Execute “Silhouette_Generator.exe” on windows</text:span></text:p>
      <text:p text:style-name="P1">- <text:span text:style-name="T1">Change “127.0.0.1:12345” to “ip windows:12345” on the js script</text:span></text:p>
      <text:p text:style-name="P1"><text:span text:style-name="T1">- Run “node get-image.js” on linux, the files should appea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2T14:30:40.838167133</meta:creation-date>
    <meta:generator>LibreOffice/6.4.6.2$Linux_X86_64 LibreOffice_project/40$Build-2</meta:generator>
    <dc:date>2021-01-02T14:33:03.211693676</dc:date>
    <meta:editing-duration>PT2M23S</meta:editing-duration>
    <meta:editing-cycles>1</meta:editing-cycles>
    <meta:document-statistic meta:table-count="0" meta:image-count="0" meta:object-count="0" meta:page-count="1" meta:paragraph-count="3" meta:word-count="25" meta:character-count="171" meta:non-whitespace-character-count="149"/>
  </office:meta>
</office:document-meta>
</file>